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5cm" fo:min-width="18.8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18.8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18.8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3d:vertical-segments="16" dr3d:close-front="true" dr3d:close-back="true"/>
    </style:style>
    <style:style style:name="gr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2cm"/>
      <style:paragraph-properties style:writing-mode="lr-tb"/>
    </style:style>
    <style:style style:name="gr11" style:family="graphic" style:parent-style-name="objectwithoutfill">
      <style:graphic-properties svg:stroke-width="0.1cm" svg:stroke-color="#00a933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9cm" svg:height="6.7cm" svg:x="1.4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9cm" svg:height="7cm" svg:x="1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39cm" svg:height="7.5cm" svg:x="1.31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6cm" svg:y1="5.1cm" svg:x2="12.7cm" svg:y2="5.1cm">
          <text:p/>
        </draw:line>
        <draw:frame draw:style-name="gr5" draw:text-style-name="P3" draw:layer="layout" svg:width="4.4cm" svg:height="1.673cm" svg:x="6.4cm" svg:y="4.1cm">
          <draw:text-box>
            <text:p>Uid=100,alice</text:p>
            <text:p>From w01</text:p>
          </draw:text-box>
        </draw:frame>
        <draw:frame draw:style-name="gr6" draw:text-style-name="P5" draw:layer="layout" svg:width="2.475cm" svg:height="1.195cm" svg:x="2.601cm" svg:y="1.9cm">
          <draw:text-box>
            <text:p text:style-name="P4"><text:span text:style-name="T1">client</text:span></text:p>
          </draw:text-box>
        </draw:frame>
        <draw:frame draw:style-name="gr5" draw:text-style-name="P3" draw:layer="layout" svg:width="7.49cm" svg:height="1.673cm" svg:x="13.1cm" svg:y="8.7cm">
          <draw:text-box>
            <text:p>Uid=65534, nfsnobody</text:p>
          </draw:text-box>
        </draw:frame>
        <dr3d:scene draw:style-name="gr7" svg:width="3cm" svg:height="3cm" svg:x="17.2cm" svg:y="5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line draw:style-name="gr9" draw:text-style-name="P2" draw:layer="layout" svg:x1="14.9cm" svg:y1="4.4cm" svg:x2="17.5cm" svg:y2="5.7cm">
          <text:p/>
        </draw:line>
        <draw:line draw:style-name="gr4" draw:text-style-name="P2" draw:layer="layout" svg:x1="4.6cm" svg:y1="8.501cm" svg:x2="12.7cm" svg:y2="8.501cm">
          <text:p/>
        </draw:line>
        <draw:frame draw:style-name="gr5" draw:text-style-name="P3" draw:layer="layout" svg:width="4.4cm" svg:height="1.673cm" svg:x="6.4cm" svg:y="7.501cm">
          <draw:text-box>
            <text:p>Uid=0,root</text:p>
            <text:p>From w01</text:p>
          </draw:text-box>
        </draw:frame>
        <draw:frame draw:style-name="gr5" draw:text-style-name="P3" draw:layer="layout" svg:width="6.299cm" svg:height="1.673cm" svg:x="13.101cm" svg:y="3.401cm">
          <draw:text-box>
            <text:p>Uid=100, alice</text:p>
          </draw:text-box>
        </draw:frame>
        <draw:line draw:style-name="gr9" draw:text-style-name="P2" draw:layer="layout" svg:x1="15.3cm" svg:y1="8.3cm" svg:x2="17.5cm" svg:y2="5.7cm">
          <text:p/>
        </draw:line>
        <draw:line draw:style-name="gr4" draw:text-style-name="P2" draw:layer="layout" svg:x1="4.6cm" svg:y1="12.4cm" svg:x2="12.7cm" svg:y2="12.4cm">
          <text:p/>
        </draw:line>
        <draw:frame draw:style-name="gr5" draw:text-style-name="P3" draw:layer="layout" svg:width="4.4cm" svg:height="1.673cm" svg:x="6.4cm" svg:y="11.4cm">
          <draw:text-box>
            <text:p>Uid=100,alice</text:p>
            <text:p>From w01</text:p>
          </draw:text-box>
        </draw:frame>
        <draw:frame draw:style-name="gr5" draw:text-style-name="P3" draw:layer="layout" svg:width="7.49cm" svg:height="1.673cm" svg:x="13.1cm" svg:y="16cm">
          <draw:text-box>
            <text:p>Uid=0, root</text:p>
          </draw:text-box>
        </draw:frame>
        <dr3d:scene draw:style-name="gr7" svg:width="3cm" svg:height="3cm" svg:x="17.2cm" svg:y="12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line draw:style-name="gr9" draw:text-style-name="P2" draw:layer="layout" svg:x1="14.9cm" svg:y1="11.7cm" svg:x2="17.5cm" svg:y2="13cm">
          <text:p/>
        </draw:line>
        <draw:line draw:style-name="gr4" draw:text-style-name="P2" draw:layer="layout" svg:x1="4.6cm" svg:y1="15.801cm" svg:x2="12.7cm" svg:y2="15.801cm">
          <text:p/>
        </draw:line>
        <draw:frame draw:style-name="gr5" draw:text-style-name="P3" draw:layer="layout" svg:width="4.4cm" svg:height="1.673cm" svg:x="6.4cm" svg:y="14.801cm">
          <draw:text-box>
            <text:p>Uid=0,root</text:p>
            <text:p>From w01</text:p>
          </draw:text-box>
        </draw:frame>
        <draw:frame draw:style-name="gr5" draw:text-style-name="P3" draw:layer="layout" svg:width="6.299cm" svg:height="1.673cm" svg:x="13.101cm" svg:y="10.701cm">
          <draw:text-box>
            <text:p>Uid=100, alice</text:p>
          </draw:text-box>
        </draw:frame>
        <draw:line draw:style-name="gr9" draw:text-style-name="P2" draw:layer="layout" svg:x1="15.3cm" svg:y1="15.6cm" svg:x2="17.5cm" svg:y2="13cm">
          <text:p/>
        </draw:line>
        <draw:line draw:style-name="gr4" draw:text-style-name="P2" draw:layer="layout" svg:x1="4.6cm" svg:y1="19.7cm" svg:x2="12.7cm" svg:y2="19.7cm">
          <text:p/>
        </draw:line>
        <draw:frame draw:style-name="gr5" draw:text-style-name="P3" draw:layer="layout" svg:width="4.4cm" svg:height="1.673cm" svg:x="6.4cm" svg:y="18.7cm">
          <draw:text-box>
            <text:p>Uid=100,alice</text:p>
            <text:p>From w01</text:p>
          </draw:text-box>
        </draw:frame>
        <draw:frame draw:style-name="gr5" draw:text-style-name="P3" draw:layer="layout" svg:width="7.49cm" svg:height="1.673cm" svg:x="13.1cm" svg:y="23.3cm">
          <draw:text-box>
            <text:p>Uid=65534, nfsnobody</text:p>
          </draw:text-box>
        </draw:frame>
        <dr3d:scene draw:style-name="gr7" svg:width="3cm" svg:height="3cm" svg:x="17.2cm" svg:y="20.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line draw:style-name="gr9" draw:text-style-name="P2" draw:layer="layout" svg:x1="14.9cm" svg:y1="19cm" svg:x2="17.5cm" svg:y2="20.3cm">
          <text:p/>
        </draw:line>
        <draw:line draw:style-name="gr4" draw:text-style-name="P2" draw:layer="layout" svg:x1="4.6cm" svg:y1="23.101cm" svg:x2="12.7cm" svg:y2="23.101cm">
          <text:p/>
        </draw:line>
        <draw:frame draw:style-name="gr5" draw:text-style-name="P3" draw:layer="layout" svg:width="4.4cm" svg:height="1.673cm" svg:x="6.4cm" svg:y="22.101cm">
          <draw:text-box>
            <text:p>Uid=0,root</text:p>
            <text:p>From w01</text:p>
          </draw:text-box>
        </draw:frame>
        <draw:frame draw:style-name="gr5" draw:text-style-name="P3" draw:layer="layout" svg:width="8.489cm" svg:height="1.673cm" svg:x="13.101cm" svg:y="18.001cm">
          <draw:text-box>
            <text:p>Uid=65534, nfsnobody</text:p>
          </draw:text-box>
        </draw:frame>
        <draw:line draw:style-name="gr9" draw:text-style-name="P2" draw:layer="layout" svg:x1="15.3cm" svg:y1="22.9cm" svg:x2="17.5cm" svg:y2="20.3cm">
          <text:p/>
        </draw:line>
        <draw:frame draw:style-name="gr10" draw:text-style-name="P3" draw:layer="layout" svg:width="2.542cm" svg:height="1.673cm" svg:x="1.6cm" svg:y="4.6cm">
          <draw:text-box>
            <text:p>Root</text:p>
            <text:p>squash</text:p>
          </draw:text-box>
        </draw:frame>
        <draw:frame draw:style-name="gr5" draw:text-style-name="P3" draw:layer="layout" svg:width="8.742cm" svg:height="1.673cm" svg:x="1.558cm" svg:y="9.827cm">
          <draw:text-box>
            <text:p>NO Root</text:p>
            <text:p>squash</text:p>
          </draw:text-box>
        </draw:frame>
        <draw:frame draw:style-name="gr10" draw:text-style-name="P7" draw:layer="layout" svg:width="2.542cm" svg:height="1.673cm" svg:x="1.6cm" svg:y="18.201cm">
          <draw:text-box>
            <text:p text:style-name="P6">ALL</text:p>
            <text:p text:style-name="P6">squash</text:p>
          </draw:text-box>
        </draw:frame>
        <draw:frame draw:style-name="gr6" draw:text-style-name="P5" draw:layer="layout" svg:width="2.856cm" svg:height="1.195cm" svg:x="14.2cm" svg:y="1.8cm">
          <draw:text-box>
            <text:p text:style-name="P4"><text:span text:style-name="T1">server</text:span></text:p>
          </draw:text-box>
        </draw:frame>
        <draw:line draw:style-name="gr11" draw:text-style-name="P2" draw:layer="layout" svg:x1="13cm" svg:y1="2.1cm" svg:x2="13.1cm" svg:y2="2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4:50:07.648222281</meta:creation-date>
    <dc:date>2020-11-05T15:17:09.667525785</dc:date>
    <meta:editing-duration>PT35M30S</meta:editing-duration>
    <meta:editing-cycles>3</meta:editing-cycles>
    <meta:generator>LibreOffice/6.4.6.2$Linux_X86_64 LibreOffice_project/40$Build-2</meta:generator>
    <meta:document-statistic meta:object-count="39"/>
  </office:meta>
</office:document-meta>
</file>